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4cm" svg:x="1.4cm" svg:y="0.837cm" presentation:class="subtitle">
          <draw:text-box>
            <text:p>ExtJs OO framework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OO framework?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JavaScript is not really object oriented.</text:p>
              </text:list-item>
              <text:list-item>
                <text:p>It is more accurate to say that JavaScript has the infrastructure that allows one to write object oriented code on top of it.</text:p>
              </text:list-item>
              <text:list-item>
                <text:p>This is not enough for a framework like ExtJs.</text:p>
              </text:list-item>
              <text:list-item>
                <text:p>ExtJs needs an OO framework for a variety of reas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OO framework?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First, internally ExtJs needs a framework on which to build it's own widget framework.</text:p>
              </text:list-item>
              <text:list-item>
                <text:p>Second, ExtJs want you to be able to create subclasses from ExtJs classes and customize them to your needs. So you need this framework as well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should the framework do?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It should make it easy to create classes.</text:p>
              </text:list-item>
              <text:list-item>
                <text:p>It should make it easy to do multiple inheritance (that is, if you want multiple inheritance).</text:p>
              </text:list-item>
              <text:list-item>
                <text:p>It should make maintaining the code easy by less hard coding.</text:p>
              </text:list-item>
              <text:list-item>
                <text:p>It should “do the right thing” ™ as far as <text:span text:style-name="T1">prototype, instanceof</text:span> and other various JavaScript mechanisms are concern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tJs is not the only one...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ExtJs is not the first framework and probably not the last to provide an OO framework.</text:p>
              </text:list-item>
              <text:list-item>
                <text:p>JqueryUI, prototype, DOJO and YUI are also notable for an OO framework and they all provide similar features.</text:p>
              </text:list-item>
              <text:list-item>
                <text:p>You could say that all these frameworks are compensating for lacking features in the JavaScript languag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Ext.define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Allows you to define a new class.</text:p>
              </text:list-item>
              <text:list-item>
                <text:p>The basic syntax is:</text:p>
                <text:p><text:span text:style-name="T1">Ext.define(className, properties);</text:span></text:p>
              </text:list-item>
              <text:list-item>
                <text:p><text:span text:style-name="T2">No need to </text:span><text:span text:style-name="T1">Ext.require</text:span><text:span text:style-name="T2"> anything for it, it is part of the core of ExtJs.</text:span></text:p>
              </text:list-item>
              <text:list-item>
                <text:p><text:span text:style-name="T2">Class name is just the class name, no name-space.</text:span></text:p>
              </text:list-item>
              <text:list-item>
                <text:p><text:span text:style-name="T2">See example (</text:span><text:span text:style-name="T1">define_simple.html</text:span><text:span text:style-name="T2">)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Ext.define (cont)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<text:span text:style-name="T1">Ext.define</text:span> defines a constructor for the class that you pass.</text:p>
              </text:list-item>
              <text:list-item>
                <text:p>It also makes the <text:span text:style-name="T1">instanceof</text:span> operator work correctly.</text:p>
              </text:list-item>
              <text:list-item>
                <text:p>Your class will be derived from <text:span text:style-name="T1">Ext.Base</text:span> which is the parent of all Ext classes (unless you state otherwise).</text:p>
              </text:list-item>
              <text:list-item>
                <text:p>You can add your own constructor if you supply a <text:span text:style-name="T1">constructor</text:span> propert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Ext.define - constructor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You can add your own constructor if you supply a <text:span text:style-name="T1">constructor</text:span> property.</text:p>
              </text:list-item>
              <text:list-item>
                <text:p>If you don't supply it you will get a default empty one.</text:p>
              </text:list-item>
              <text:list-item>
                <text:p>This means that you cannot call any method or property by the name <text:span text:style-name="T1">constructor</text:span>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Ext.define - </text:span><text:span text:style-name="T2">properties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If you pass properties in object passed to <text:span text:style-name="T1">Ext.define </text:span><text:span text:style-name="T2">then those will be separate in every object if they are primitive or will be shared if they are object.</text:span></text:p>
              </text:list-item>
              <text:list-item>
                <text:p><text:span text:style-name="T2">If you are unhappy with that then create a real constructor (that is the preferred option anyway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4T06:43:40</meta:creation-date>
    <meta:editing-duration>PT24M2S</meta:editing-duration>
    <meta:editing-cycles>4</meta:editing-cycles>
    <dc:date>2012-05-14T07:21:48</dc:date>
    <meta:generator>LibreOffice/3.5$Linux_x86 LibreOffice_project/350m1$Build-2</meta:generator>
    <meta:document-statistic meta:object-count="56"/>
  </office:meta>
</office:document-meta>
</file>